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2.7547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2.7445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/>
    </style:style>
    <style:style style:name="ce3" style:family="table-cell" style:parent-style-name="Default">
      <style:text-properties style:font-name="Fira Cod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vertical-align="top"/>
      <style:text-properties style:font-name="Fira Cod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ira Cod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ira Cod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wrap" style:vertical-align="top"/>
      <style:text-properties style:font-name="Fira Code"/>
    </style:style>
    <style:style style:name="ce11" style:family="table-cell" style:parent-style-name="Default" style:data-style-name="N2">
      <style:text-properties style:font-name="Fira Code"/>
    </style:style>
    <style:style style:name="ce12" style:family="table-cell" style:parent-style-name="Default" style:data-style-name="N0">
      <style:text-properties style:font-name="Fira Code"/>
    </style:style>
    <style:style style:name="ce13" style:family="table-cell" style:parent-style-name="Default" style:data-style-name="N124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Load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2" table:default-cell-style-name="ce3"/>
        <table:table-column table:style-name="co5" table:number-columns-repeated="1014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5" office:value-type="string" calcext:value-type="string" table:number-columns-spanned="3" table:number-rows-spanned="1">
            <text:p>Light Drum REV8 STM32F446 Loa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2">
            <text:p>All values are in mA unless otherwise stated.</text:p>
          </table:table-cell>
          <table:covered-table-cell table:style-name="ce10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12V Rail (12V)</text:p>
          </table:table-cell>
          <table:covered-table-cell table:style-name="ce2"/>
          <table:covered-table-cell table:number-columns-repeated="4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s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Q112</text:p>
          </table:table-cell>
          <table:table-cell table:number-columns-repeated="3" office:value-type="float" office:value="16.7" calcext:value-type="float">
            <text:p>16.7</text:p>
          </table:table-cell>
          <table:table-cell table:formula="of:=[.A5] * [.E5]" office:value-type="float" office:value="33.4" calcext:value-type="float">
            <text:p>33.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LED Strip Channel</text:p>
          </table:table-cell>
          <table:table-cell office:value-type="string" calcext:value-type="string">
            <text:p>--</text:p>
          </table:table-cell>
          <table:table-cell table:formula="of:=1.2 * 10 ^ 3" office:value-type="float" office:value="1200" calcext:value-type="float">
            <text:p>1200</text:p>
          </table:table-cell>
          <table:table-cell table:formula="of:=1.6 * 10 ^ 3" office:value-type="float" office:value="1600" calcext:value-type="float">
            <text:p>1600</text:p>
          </table:table-cell>
          <table:table-cell table:formula="of:=[.A6] * [.E6]" office:value-type="float" office:value="12800" calcext:value-type="float">
            <text:p>128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7] * [.E7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5V VCC Rail</text:p>
          </table:table-cell>
          <table:table-cell table:number-columns-repeated="2" office:value-type="string" calcext:value-type="string">
            <text:p>--</text:p>
          </table:table-cell>
          <table:table-cell table:formula="of:=(5 * SUM([.F13:.F20])) / 12" office:value-type="float" office:value="207.869291666667" calcext:value-type="float">
            <text:p>207.869291666667</text:p>
          </table:table-cell>
          <table:table-cell table:formula="of:=[.A8] * [.E8]" office:value-type="float" office:value="207.869291666667" calcext:value-type="float">
            <text:p>207.869291666667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Total Load</text:p>
          </table:table-cell>
          <table:table-cell/>
          <table:table-cell table:style-name="Default" table:number-columns-repeated="2"/>
          <table:table-cell table:style-name="ce11" table:formula="of:=COM.MICROSOFT.CONCAT(TEXT(SUM([.F5:.F8]); &quot;0.###&quot;); &quot;mA&quot;)" office:value-type="string" office:string-value="13043.269mA" calcext:value-type="string">
            <text:p>13043.269mA</text:p>
          </table:table-cell>
          <table:table-cell table:style-name="ce13" table:formula="of:=COM.MICROSOFT.CONCAT(TEXT(SUM([.F5:.F8]) * 10^-3; &quot;0.####&quot;); &quot;A&quot;)" office:value-type="string" office:string-value="13.0433A" calcext:value-type="string">
            <text:p>13.0433A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5V Rail (VCC)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2">
          <table:table-cell table:number-columns-spanned="1" table:number-rows-spanned="2"/>
          <table:table-cell table:style-name="ce6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AN1044-Q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formula="of:=[.A13] * [.E13]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/A IND LEDs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.2" calcext:value-type="float">
            <text:p>1.2</text:p>
          </table:table-cell>
          <table:table-cell table:formula="of:=[.A14] * [.E14]" office:value-type="float" office:value="2.4" calcext:value-type="float">
            <text:p>2.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X4024T032</text:p>
          </table:table-cell>
          <table:table-cell office:value-type="string" calcext:value-type="string">
            <text:p>--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A15] * [.E15]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16] * [.E16]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4AUP2G04</text:p>
          </table:table-cell>
          <table:table-cell office:value-type="string" calcext:value-type="string">
            <text:p>--</text:p>
          </table:table-cell>
          <table:table-cell table:formula="of:=0.5 * 10^-3" office:value-type="float" office:value="0.0005" calcext:value-type="float">
            <text:p>0.0005</text:p>
          </table:table-cell>
          <table:table-cell table:formula="of:=0.9 * 10^-3" office:value-type="float" office:value="0.0009" calcext:value-type="float">
            <text:p>0.0009</text:p>
          </table:table-cell>
          <table:table-cell table:formula="of:=[.A17] * [.E17]" office:value-type="float" office:value="0.0009" calcext:value-type="float">
            <text:p>0.0009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A18] * [.E18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V VDD Rail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216.225" calcext:value-type="float">
            <text:p>216.225</text:p>
          </table:table-cell>
          <table:table-cell table:formula="of:=[.A19] * [.E19]" office:value-type="float" office:value="216.225" calcext:value-type="float">
            <text:p>216.225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V VDDA Rail</text:p>
          </table:table-cell>
          <table:table-cell office:value-type="string" calcext:value-type="string">
            <text:p>--</text:p>
          </table:table-cell>
          <table:table-cell/>
          <table:table-cell table:formula="of:=0.0032604 * 10^3" office:value-type="float" office:value="3.2604" calcext:value-type="float">
            <text:p>3.2604</text:p>
          </table:table-cell>
          <table:table-cell table:formula="of:=[.A20] * [.E20]" office:value-type="float" office:value="3.2604" calcext:value-type="float">
            <text:p>3.260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Total Load</text:p>
          </table:table-cell>
          <table:table-cell table:number-columns-repeated="2"/>
          <table:table-cell table:style-name="Default"/>
          <table:table-cell table:style-name="ce12" table:formula="of:=COM.MICROSOFT.CONCAT(TEXT(SUM([.F13:.F20]); &quot;#.###&quot;); &quot;mA&quot;)" office:value-type="string" office:string-value="498.886mA" calcext:value-type="string">
            <text:p>498.886m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3.3V Rail (VDD)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2">
          <table:table-cell table:number-columns-spanned="1" table:number-rows-spanned="2"/>
          <table:table-cell table:style-name="ce6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M32F446ZCH6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table:formula="of:=[.A25] * [.E25]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4HC2G08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26] * [.E26]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4LC0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7] * [.E27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ZV321</text:p>
          </table:table-cell>
          <table:table-cell office:value-type="string" calcext:value-type="string">
            <text:p>--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table:formula="of:=[.A28] * [.E28]" office:value-type="float" office:value="0.27" calcext:value-type="float">
            <text:p>0.2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K Pots</text:p>
          </table:table-cell>
          <table:table-cell table:number-columns-repeated="2"/>
          <table:table-cell office:value-type="float" office:value="0.109" calcext:value-type="float">
            <text:p>0.109</text:p>
          </table:table-cell>
          <table:table-cell table:formula="of:=[.A29] * [.E29]" office:value-type="float" office:value="0.218" calcext:value-type="float">
            <text:p>0.21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P Switch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326" calcext:value-type="float">
            <text:p>0.326</text:p>
          </table:table-cell>
          <table:table-cell table:formula="of:=[.A30] * [.E30]" office:value-type="float" office:value="0.326" calcext:value-type="float">
            <text:p>0.32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CA9634</text:p>
          </table:table-cell>
          <table:table-cell office:value-type="string" calcext:value-type="string">
            <text:p>--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formula="of:=[.A31] * [.E31]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A4181A2</text:p>
          </table:table-cell>
          <table:table-cell office:value-type="string" calcext:value-type="string">
            <text:p>--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</text:p>
          </table:table-cell>
          <table:table-cell table:formula="of:=[.A32] * [.E32]" office:value-type="float" office:value="1.8" calcext:value-type="float">
            <text:p>1.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33] * [.E33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PL040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table:formula="of:=[.A34] * [.E34]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P16CP0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1.7" calcext:value-type="float">
            <text:p>11.7</text:p>
          </table:table-cell>
          <table:table-cell table:formula="of:=[.A35] * [.E35]" office:value-type="float" office:value="11.7" calcext:value-type="float">
            <text:p>11.7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Total Load</text:p>
          </table:table-cell>
          <table:table-cell table:number-columns-repeated="2"/>
          <table:table-cell table:style-name="Default"/>
          <table:table-cell table:style-name="ce12" table:formula="of:=COM.MICROSOFT.CONCAT(TEXT(SUM([.F25:.F33]); &quot;#.###&quot;); &quot;mA&quot;)" office:value-type="string" office:string-value="327.614mA" calcext:value-type="string">
            <text:p>327.614m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3.3V Analog Rail (VDDA)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2">
          <table:table-cell table:number-columns-spanned="1" table:number-rows-spanned="2"/>
          <table:table-cell table:style-name="ce6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CP3561</text:p>
          </table:table-cell>
          <table:table-cell office:value-type="string" calcext:value-type="string">
            <text:p>--</text:p>
          </table:table-cell>
          <table:table-cell office:value-type="float" office:value="1.65" calcext:value-type="float">
            <text:p>1.65</text:p>
          </table:table-cell>
          <table:table-cell office:value-type="float" office:value="2.2" calcext:value-type="float">
            <text:p>2.2</text:p>
          </table:table-cell>
          <table:table-cell table:formula="of:=[.A40] * [.E40]" office:value-type="float" office:value="4.4" calcext:value-type="float">
            <text:p>4.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ZV321</text:p>
          </table:table-cell>
          <table:table-cell office:value-type="string" calcext:value-type="string">
            <text:p>--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table:formula="of:=[.A41] * [.E41]" office:value-type="float" office:value="0.54" calcext:value-type="float">
            <text:p>0.5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Total Load</text:p>
          </table:table-cell>
          <table:table-cell table:number-columns-repeated="2"/>
          <table:table-cell table:style-name="Default"/>
          <table:table-cell table:formula="of:=COM.MICROSOFT.CONCAT(TEXT(SUM([.F40:.F41]); &quot;#.###&quot;); &quot;mA&quot;)" office:value-type="string" office:string-value="4.94mA" calcext:value-type="string">
            <text:p>4.94mA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4" table:number-rows-spanned="1">
            <text:p>Light Drum REV8 STM32F446 Power Suppli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Rai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3V</text:p>
          </table:table-cell>
          <table:table-cell office:value-type="string" calcext:value-type="string">
            <text:p>AP3401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3VA</text:p>
          </table:table-cell>
          <table:table-cell office:value-type="string" calcext:value-type="string">
            <text:p>TPS7A9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</text:p>
          </table:table-cell>
          <table:table-cell office:value-type="string" calcext:value-type="string">
            <text:p>LM22673-ADJ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V</text:p>
          </table:table-cell>
          <table:table-cell office:value-type="string" calcext:value-type="string">
            <text:p>External Power Brick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lies" table:style-name="ta1">
        <table:table-column table:style-name="co7" table:default-cell-style-name="ce3"/>
        <table:table-column table:style-name="co8" table:default-cell-style-name="ce3"/>
        <table:table-column table:style-name="co5" table:number-columns-repeated="1022" table:default-cell-style-name="ce3"/>
        <table:table-row table:style-name="ro2" table:number-rows-repeated="6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2" number:min-integer-digits="2"/>
    </number:number-style>
    <number:number-style style:name="N122">
      <number:number number:decimal-places="2" number:min-decimal-places="2" number:min-integer-digits="3"/>
    </number:number-style>
    <number:number-style style:name="N123">
      <number:number number:decimal-places="2" number:min-decimal-places="2" number:min-integer-digits="4"/>
    </number:number-style>
    <number:number-style style:name="N124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2T00:29:16.769000000</meta:creation-date>
    <dc:date>2023-01-22T08:15:52.009000000</dc:date>
    <meta:editing-duration>PT5H25M21S</meta:editing-duration>
    <meta:editing-cycles>5</meta:editing-cycles>
    <meta:generator>LibreOffice/7.3.3.2$Windows_X86_64 LibreOffice_project/d1d0ea68f081ee2800a922cac8f79445e4603348</meta:generator>
    <meta:document-statistic meta:table-count="2" meta:cell-count="204" meta:object-count="0"/>
  </office:meta>
</office:document-meta>
</file>